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4646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2.301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2.4665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2.852in"/>
    </style:style>
    <style:style style:name="co15" style:family="table-column">
      <style:table-column-properties fo:break-before="auto" style:column-width="1.2445in"/>
    </style:style>
    <style:style style:name="co16" style:family="table-column">
      <style:table-column-properties fo:break-before="auto" style:column-width="0.5173in"/>
    </style:style>
    <style:style style:name="co17" style:family="table-column">
      <style:table-column-properties fo:break-before="auto" style:column-width="2.489in"/>
    </style:style>
    <style:style style:name="co18" style:family="table-column">
      <style:table-column-properties fo:break-before="auto" style:column-width="1.1783in"/>
    </style:style>
    <style:style style:name="co19" style:family="table-column">
      <style:table-column-properties fo:break-before="auto" style:column-width="1.0457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6165in"/>
    </style:style>
    <style:style style:name="co22" style:family="table-column">
      <style:table-column-properties fo:break-before="auto" style:column-width="0.848in"/>
    </style:style>
    <style:style style:name="co23" style:family="table-column">
      <style:table-column-properties fo:break-before="auto" style:column-width="1.0134in"/>
    </style:style>
    <style:style style:name="co24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9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2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9" table:default-cell-style-name="ce4"/>
        <table:table-column table:style-name="co14" table:default-cell-style-name="ce4"/>
        <table:table-column table:style-name="co15" table:default-cell-style-name="ce4"/>
        <table:table-column table:style-name="co3" table:default-cell-style-name="ce4"/>
        <table:table-column table:style-name="co13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1" table:default-cell-style-name="ce4"/>
        <table:table-column table:style-name="co22" table:default-cell-style-name="ce4"/>
        <table:table-column table:style-name="co13" table:number-columns-repeated="2" table:default-cell-style-name="ce4"/>
        <table:table-column table:style-name="co24" table:number-columns-repeated="990" table:default-cell-style-name="Default"/>
        <table:table-row table:style-name="ro1">
          <table:table-cell table:style-name="ce1" office:value-type="string">
            <text:p>Bill DocNo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Billing Type</text:p>
          </table:table-cell>
          <table:table-cell table:style-name="ce1" office:value-type="string">
            <text:p>Dis.Channel</text:p>
          </table:table-cell>
          <table:table-cell table:style-name="ce1" office:value-type="string">
            <text:p>Destination Country</text:p>
          </table:table-cell>
          <table:table-cell table:style-name="ce1" office:value-type="string">
            <text:p>Sales Region</text:p>
          </table:table-cell>
          <table:table-cell table:style-name="ce1" office:value-type="string">
            <text:p>City Name</text:p>
          </table:table-cell>
          <table:table-cell table:style-name="ce1" office:value-type="string">
            <text:p>Purchase Order</text:p>
          </table:table-cell>
          <table:table-cell table:style-name="ce1" office:value-type="string">
            <text:p>Purchase Order Date</text:p>
          </table:table-cell>
          <table:table-cell table:style-name="ce1" office:value-type="string">
            <text:p>Sale Order</text:p>
          </table:table-cell>
          <table:table-cell table:style-name="ce1" office:value-type="string">
            <text:p>Delivery No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terial Description</text:p>
          </table:table-cell>
          <table:table-cell table:style-name="ce10" office:value-type="string">
            <text:p>Application</text:p>
          </table:table-cell>
          <table:table-cell table:style-name="ce1" office:value-type="string">
            <text:p>Cust.No</text:p>
          </table:table-cell>
          <table:table-cell table:style-name="ce1" office:value-type="string">
            <text:p>Customer Name</text:p>
          </table:table-cell>
          <table:table-cell table:style-name="ce1" office:value-type="string">
            <text:p>Consig.No</text:p>
          </table:table-cell>
          <table:table-cell table:style-name="ce1" office:value-type="string">
            <text:p>Consignee Name</text:p>
          </table:table-cell>
          <table:table-cell table:style-name="ce1" office:value-type="string">
            <text:p>LR Number</text:p>
          </table:table-cell>
          <table:table-cell table:style-name="ce1" office:value-type="string">
            <text:p>Cus.Grp</text:p>
          </table:table-cell>
          <table:table-cell table:style-name="ce1" office:value-type="string">
            <text:p>Material Qty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Basic Price</text:p>
          </table:table-cell>
          <table:table-cell table:style-name="ce1" office:value-type="string">
            <text:p>Excise Duty</text:p>
          </table:table-cell>
          <table:table-cell table:style-name="ce1" office:value-type="string">
            <text:p>CST</text:p>
          </table:table-cell>
          <table:table-cell table:style-name="ce1" office:value-type="string">
            <text:p>VAT</text:p>
          </table:table-cell>
          <table:table-cell table:style-name="ce1" office:value-type="string">
            <text:p>TCS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Insurance</text:p>
          </table:table-cell>
          <table:table-cell table:style-name="ce1" office:value-type="string">
            <text:p>Others</text:p>
          </table:table-cell>
          <table:table-cell table:style-name="ce1" office:value-type="string">
            <text:p>Curr(DOC)</text:p>
          </table:table-cell>
          <table:table-cell table:style-name="ce1" office:value-type="string">
            <text:p>Value(INR)</text:p>
          </table:table-cell>
          <table:table-cell table:style-name="ce1" office:value-type="string">
            <text:p>Order Reason</text:p>
          </table:table-cell>
          <table:table-cell table:number-columns-repeated="990"/>
        </table:table-row>
        <table:table-row table:style-name="ro1">
          <table:table-cell table:style-name="ce2" office:value-type="string">
            <text:p>Invoice No</text:p>
          </table:table-cell>
          <table:table-cell table:style-name="ce7"/>
          <table:table-cell table:style-name="ce2" office:value-type="string">
            <text:p>Invoice Date</text:p>
          </table:table-cell>
          <table:table-cell table:style-name="ce2" office:value-type="string">
            <text:p>Order Type</text:p>
          </table:table-cell>
          <table:table-cell table:style-name="ce2" office:value-type="string">
            <text:p>Distribution Channel</text:p>
          </table:table-cell>
          <table:table-cell table:style-name="ce2" office:value-type="string">
            <text:p>Customer Countyr</text:p>
          </table:table-cell>
          <table:table-cell table:style-name="ce2" office:value-type="string">
            <text:p>Customer State</text:p>
          </table:table-cell>
          <table:table-cell table:style-name="ce2" office:value-type="string">
            <text:p>Customer City</text:p>
          </table:table-cell>
          <table:table-cell table:style-name="ce2" office:value-type="string">
            <text:p>Custmer PO Date Sales Order</text:p>
          </table:table-cell>
          <table:table-cell table:style-name="ce2" office:value-type="string">
            <text:p>Customer PO Date in Sales Order</text:p>
          </table:table-cell>
          <table:table-cell table:style-name="ce2" office:value-type="string">
            <text:p>SO No</text:p>
          </table:table-cell>
          <table:table-cell table:style-name="ce2" office:value-type="string">
            <text:p>DO No</text:p>
          </table:table-cell>
          <table:table-cell table:style-name="ce2" office:value-type="string">
            <text:p>Material code</text:p>
          </table:table-cell>
          <table:table-cell table:style-name="ce2" office:value-type="string">
            <text:p>Material Name</text:p>
          </table:table-cell>
          <table:table-cell table:style-name="ce2" office:value-type="string">
            <text:p>Application Name</text:p>
          </table:table-cell>
          <table:table-cell table:style-name="ce2" office:value-type="string">
            <text:p>Customer Code</text:p>
          </table:table-cell>
          <table:table-cell table:style-name="ce2" office:value-type="string">
            <text:p>Customer Name</text:p>
          </table:table-cell>
          <table:table-cell table:style-name="ce2" office:value-type="string">
            <text:p>Consignee Code</text:p>
          </table:table-cell>
          <table:table-cell table:style-name="ce2" office:value-type="string">
            <text:p>Consignee Name</text:p>
          </table:table-cell>
          <table:table-cell table:style-name="ce2" office:value-type="string">
            <text:p>Customer Number</text:p>
          </table:table-cell>
          <table:table-cell table:style-name="ce2" office:value-type="string">
            <text:p>Customer Group</text:p>
          </table:table-cell>
          <table:table-cell table:style-name="ce2" office:value-type="string">
            <text:p>Qty Invoiced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(Untaxed amount - Excise Duty Amt)</text:p>
          </table:table-cell>
          <table:table-cell table:style-name="ce2" office:value-type="string">
            <text:p>Excise Duty Amt</text:p>
          </table:table-cell>
          <table:table-cell table:style-name="ce2" office:value-type="string">
            <text:p>CST <text:s/>Tax</text:p>
          </table:table-cell>
          <table:table-cell table:style-name="ce2" office:value-type="string">
            <text:p>VAT Tax</text:p>
          </table:table-cell>
          <table:table-cell table:style-name="ce7"/>
          <table:table-cell table:style-name="ce2" office:value-type="string">
            <text:p>Freight Amt</text:p>
          </table:table-cell>
          <table:table-cell table:style-name="ce2" office:value-type="string">
            <text:p>Insurance Amt</text:p>
          </table:table-cell>
          <table:table-cell table:style-name="ce7"/>
          <table:table-cell table:style-name="ce2" office:value-type="string">
            <text:p>Currency</text:p>
          </table:table-cell>
          <table:table-cell table:style-name="ce2" office:value-type="string">
            <text:p>Currency value In INR</text:p>
          </table:table-cell>
          <table:table-cell table:style-name="ce7"/>
          <table:table-cell table:number-columns-repeated="990"/>
        </table:table-row>
        <table:table-row-group>
          <table:table-row-group>
            <table:table-row-group>
              <table:table-row table:style-name="ro1">
                <table:table-cell table:style-name="ce3" office:value-type="string" table:number-columns-spanned="1024" table:number-rows-spanned="1">
                  <text:p><text:a xlink:href="python://for each=&quot;seq,line in enumerate(get_invoice())&quot;" xlink:type="simple">for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1">
                <table:table-cell office:value-type="string">
                  <text:p><text:a xlink:href="python://line.vvt_number" xlink:type="simple">invoice no</text:a></text:p>
                </table:table-cell>
                <table:table-cell office:value-type="string">
                  <text:p><text:a xlink:href="python://seq+1" xlink:type="simple">seq</text:a></text:p>
                </table:table-cell>
                <table:table-cell table:style-name="ce8"/>
                <table:table-cell table:number-columns-repeated="6"/>
                <table:table-cell table:style-name="ce8"/>
                <table:table-cell table:number-columns-repeated="11"/>
                <table:table-cell table:style-name="ce11"/>
                <table:table-cell/>
                <table:table-cell table:style-name="ce14" table:number-columns-repeated="2"/>
                <table:table-cell table:style-name="ce19"/>
                <table:table-cell table:style-name="ce14"/>
                <table:table-cell table:style-name="ce19" table:number-columns-repeated="4"/>
                <table:table-cell/>
                <table:table-cell table:style-name="ce14"/>
                <table:table-cell table:number-columns-repeated="991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2">
                <table:table-cell table:style-name="Default"/>
                <table:table-cell/>
                <table:table-cell table:style-name="ce8"/>
                <table:table-cell table:number-columns-repeated="6"/>
                <table:table-cell table:style-name="ce8"/>
                <table:table-cell table:number-columns-repeated="11"/>
                <table:table-cell table:style-name="ce11"/>
                <table:table-cell/>
                <table:table-cell table:style-name="ce14" table:number-columns-repeated="2"/>
                <table:table-cell table:style-name="ce19" table:number-columns-repeated="6"/>
                <table:table-cell/>
                <table:table-cell table:style-name="ce14"/>
                <table:table-cell table:number-columns-repeated="991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1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9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8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8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</table:table-row-group>
            <table:table-row table:style-name="ro2">
              <table:table-cell table:style-name="ce6" table:number-columns-repeated="21"/>
              <table:table-cell table:style-name="ce13"/>
              <table:table-cell table:style-name="ce6"/>
              <table:table-cell table:style-name="ce16" table:number-columns-repeated="4"/>
              <table:table-cell table:style-name="ce18"/>
              <table:table-cell table:style-name="ce16" table:number-columns-repeated="2"/>
              <table:table-cell table:style-name="ce18"/>
              <table:table-cell table:style-name="ce6"/>
              <table:table-cell table:style-name="ce16"/>
              <table:table-cell table:style-name="ce6"/>
              <table:table-cell table:style-name="ce20" table:number-columns-repeated="990"/>
            </table:table-row>
          </table:table-row-group>
          <table:table-row table:style-name="ro2">
            <table:table-cell table:style-name="ce6" table:number-columns-repeated="21"/>
            <table:table-cell table:style-name="ce13"/>
            <table:table-cell table:style-name="ce6"/>
            <table:table-cell table:style-name="ce16" table:number-columns-repeated="4"/>
            <table:table-cell table:style-name="ce18"/>
            <table:table-cell table:style-name="ce16" table:number-columns-repeated="2"/>
            <table:table-cell table:style-name="ce18"/>
            <table:table-cell table:style-name="ce6"/>
            <table:table-cell table:style-name="ce16"/>
            <table:table-cell table:style-name="ce6"/>
            <table:table-cell table:style-name="ce20" table:number-columns-repeated="990"/>
          </table:table-row>
          <table:table-row-group>
            <table:table-row-group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</table:table-row-group>
            <table:table-row table:style-name="ro2">
              <table:table-cell table:style-name="ce6" table:number-columns-repeated="21"/>
              <table:table-cell table:style-name="ce13"/>
              <table:table-cell table:style-name="ce6"/>
              <table:table-cell table:style-name="ce16"/>
              <table:table-cell table:style-name="ce18" table:number-columns-repeated="4"/>
              <table:table-cell table:style-name="ce16" table:number-columns-repeated="2"/>
              <table:table-cell table:style-name="ce18"/>
              <table:table-cell table:style-name="ce6"/>
              <table:table-cell table:style-name="ce16"/>
              <table:table-cell table:style-name="ce6"/>
              <table:table-cell table:style-name="ce20" table:number-columns-repeated="990"/>
            </table:table-row>
          </table:table-row-group>
          <table:table-row table:style-name="ro2">
            <table:table-cell table:style-name="ce6" table:number-columns-repeated="21"/>
            <table:table-cell table:style-name="ce13"/>
            <table:table-cell table:style-name="ce6"/>
            <table:table-cell table:style-name="ce16"/>
            <table:table-cell table:style-name="ce18" table:number-columns-repeated="4"/>
            <table:table-cell table:style-name="ce16" table:number-columns-repeated="2"/>
            <table:table-cell table:style-name="ce18"/>
            <table:table-cell table:style-name="ce6"/>
            <table:table-cell table:style-name="ce16"/>
            <table:table-cell table:style-name="ce6"/>
            <table:table-cell table:style-name="ce20" table:number-columns-repeated="990"/>
          </table:table-row>
        </table:table-row-group>
        <table:table-row table:style-name="ro2">
          <table:table-cell table:style-name="ce6" table:number-columns-repeated="21"/>
          <table:table-cell table:style-name="ce13"/>
          <table:table-cell table:style-name="ce6"/>
          <table:table-cell table:style-name="ce16" table:number-columns-repeated="4"/>
          <table:table-cell table:style-name="ce18"/>
          <table:table-cell table:style-name="ce16" table:number-columns-repeated="2"/>
          <table:table-cell table:style-name="ce18"/>
          <table:table-cell table:style-name="ce6"/>
          <table:table-cell table:style-name="ce16"/>
          <table:table-cell table:style-name="ce6"/>
          <table:table-cell table:style-name="ce20" table:number-columns-repeated="990"/>
        </table:table-row>
        <table:table-row table:style-name="ro3" table:number-rows-repeated="10482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phuoc </dc:creator>
    <dc:date>2015-04-08T16:15:43</dc:date>
    <meta:editing-cycles>8</meta:editing-cycles>
    <meta:generator>LibreOffice/3.5$Linux_x86 LibreOffice_project/350m1$Build-2</meta:generator>
    <meta:editing-duration>PT10M47S</meta:editing-duration>
    <meta:document-statistic meta:table-count="1" meta:cell-count="68" meta:object-count="0"/>
    <meta:template xlink:type="simple" xlink:actuate="onRequest" xlink:title="Normal.dotm" xlink:href=""/>
  </office:meta>
</office:document-meta>
</file>